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2cm" svg:height="1.3cm" svg:x="14.2cm" svg:y="8.8cm">
          <text:p text:style-name="P1"><text:s text:c="5"/><text:s text:c="5"/><text:s/>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9cm" svg:height="1cm" svg:x="4cm" svg:y="2.3cm">
          <text:p text:style-name="P1">Signaling 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cm" svg:y1="8.8cm" svg:x2="6.95cm" svg:y2="3.3cm" draw:start-shape="id1" draw:start-glue-point="0" draw:end-shape="id2" draw:end-glue-point="2" svg:d="m5000 8800 1950-5500" svg:viewBox="0 0 1951 5501">
          <text:p/>
        </draw:connector>
        <draw:connector draw:style-name="gr2" draw:text-style-name="P1" draw:layer="layout" draw:type="line" svg:x1="6.95cm" svg:y1="3.3cm" svg:x2="16.3cm" svg:y2="8.8cm" draw:start-shape="id2" draw:start-glue-point="2" draw:end-shape="id3" draw:end-glue-point="0" svg:d="m6950 3300 9350 5500" svg:viewBox="0 0 9351 5501">
          <text:p/>
        </draw:connector>
        <draw:connector draw:style-name="gr3" draw:text-style-name="P1" draw:layer="layout" draw:type="line" svg:x1="7.1cm" svg:y1="9.45cm" svg:x2="14.2cm" svg:y2="9.45cm" draw:start-shape="id1" draw:start-glue-point="1" draw:end-shape="id3" svg:d="m7100 9450h7100" svg:viewBox="0 0 7101 1">
          <text:p/>
        </draw:connector>
        <draw:frame draw:style-name="gr4" draw:text-style-name="P2" draw:layer="layout" svg:width="1.323cm" svg:height="1.826cm" svg:x="7.9cm" svg:y="6.2cm">
          <draw:text-box>
            <text:p><text:span text:style-name="T1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57:47</dc:date>
    <dc:creator>Marius Melzer</dc:creator>
    <meta:editing-duration>PT17M34S</meta:editing-duration>
    <meta:editing-cycles>5</meta:editing-cycles>
    <meta:generator>LibreOffice/3.6$Linux_X86_64 LibreOffice_project/360m1$Build-2</meta:generator>
    <meta:document-statistic meta:object-count="7"/>
  </office:meta>
</office:document-meta>
</file>